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7.733cm"/>
    </style:style>
    <style:style style:name="co4" style:family="table-column">
      <style:table-column-properties fo:break-before="auto" style:column-width="8.061cm"/>
    </style:style>
    <style:style style:name="co5" style:family="table-column">
      <style:table-column-properties fo:break-before="auto" style:column-width="7.297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wrap-option="wrap"/>
      <style:text-properties fo:hyphenate="tru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Mauvais format d’image</text:p>
          </table:table-cell>
          <table:table-cell office:value-type="string" calcext:value-type="string">
            <text:p>Image en BMP</text:p>
          </table:table-cell>
          <table:table-cell office:value-type="string" calcext:value-type="string">
            <text:p>Utiliser des images au format JPG / PNG</text:p>
          </table:table-cell>
          <table:table-cell table:style-name="ce3" office:value-type="string" calcext:value-type="string">
            <text:p>Convertir le format des images</text:p>
          </table:table-cell>
          <table:table-cell table:style-name="ce4" office:value-type="string" calcext:value-type="string">
            <text:p><text:a xlink:href="https://web.dev/uses-webp-images/?utm_source=lighthouse&amp;utm_medium=devtools" xlink:type="simple">https://web.dev/uses-webp-images/?utm_source=lighthouse&amp;utm_medium=devtools</text:a></text:p>
          </table:table-cell>
          <table:table-cell table:number-columns-repeated="1018"/>
        </table:table-row>
        <table:table-row table:style-name="ro1" table:number-rows-repeated="1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number:text/>
    </number:number-style>
    <number:number-style style:name="N129P1" style:volatile="true">
      <number:text/>
    </number:number-style>
    <number:number-style style:name="N129P2" style:volatile="true">
      <number:text/>
    </number:number-style>
    <number:text-style style:name="N129" number:title="Défini par l'utilisateur">
      <number:text/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11-17T21:52:47.910729017</dc:date>
    <meta:generator>LibreOffice/6.4.7.2$Linux_X86_64 LibreOffice_project/40$Build-2</meta:generator>
    <meta:editing-duration>PT1M29S</meta:editing-duration>
    <meta:editing-cycles>1</meta:editing-cycles>
    <meta:document-statistic meta:table-count="1" meta:cell-count="1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